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0000001DBF976DB45.jpg" manifest:media-type=""/>
  <manifest:file-entry manifest:full-path="Pictures/100000000000029C0000014BEB014ECA.png" manifest:media-type=""/>
  <manifest:file-entry manifest:full-path="Pictures/100000000000036D000001F68108FD64.png" manifest:media-type=""/>
  <manifest:file-entry manifest:full-path="Pictures/1000000000000280000002DA311A645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5" style:family="graphic" style:parent-style-name="standard">
      <style:graphic-properties draw:stroke="solid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6.412cm" svg:height="3.67cm" svg:x="1.688cm" svg:y="2.1cm">
          <draw:image xlink:href="Pictures/100000000000036D000001F68108FD64.png" xlink:type="simple" xlink:show="embed" xlink:actuate="onLoad">
            <text:p/>
          </draw:image>
        </draw:frame>
        <draw:frame draw:style-name="gr2" draw:text-style-name="P1" draw:layer="layout" svg:width="5.561cm" svg:height="1.675cm" svg:x="2.114cm" svg:y="6cm">
          <draw:text-box>
            <text:p text:style-name="P1">ISE iMPACT</text:p>
            <text:p text:style-name="P1">Development Tool</text:p>
          </draw:text-box>
        </draw:frame>
        <draw:frame draw:style-name="gr1" draw:text-style-name="P1" draw:layer="layout" svg:width="7.614cm" svg:height="3.772cm" svg:x="11.992cm" svg:y="2.028cm">
          <draw:image xlink:href="Pictures/100000000000029C0000014BEB014ECA.png" xlink:type="simple" xlink:show="embed" xlink:actuate="onLoad">
            <text:p/>
          </draw:image>
        </draw:frame>
        <draw:frame draw:style-name="gr3" draw:text-style-name="P1" draw:layer="layout" svg:width="4.718cm" svg:height="1.775cm" svg:x="13.44cm" svg:y="6cm">
          <draw:text-box>
            <text:p text:style-name="P1">mlab_xvcd.exe</text:p>
            <text:p text:style-name="P1">XVC Daemon</text:p>
          </draw:text-box>
        </draw:frame>
        <draw:frame draw:style-name="gr1" draw:text-style-name="P1" draw:layer="layout" svg:width="3.925cm" svg:height="2.913cm" svg:x="13.837cm" svg:y="11.6cm">
          <draw:image xlink:href="Pictures/1000000000000280000001DBF976DB45.jpg" xlink:type="simple" xlink:show="embed" xlink:actuate="onLoad">
            <text:p/>
          </draw:image>
        </draw:frame>
        <draw:frame draw:style-name="gr1" draw:text-style-name="P1" draw:layer="layout" svg:width="6.346cm" svg:height="7.239cm" svg:x="1.721cm" svg:y="8.786cm">
          <draw:image xlink:href="Pictures/1000000000000280000002DA311A645C.jpg" xlink:type="simple" xlink:show="embed" xlink:actuate="onLoad">
            <text:p/>
          </draw:image>
        </draw:frame>
        <draw:frame draw:style-name="gr2" draw:text-style-name="P1" draw:layer="layout" svg:width="6.132cm" svg:height="1.675cm" svg:x="12.733cm" svg:y="15.025cm">
          <draw:text-box>
            <text:p text:style-name="P1">XVC_FT220X</text:p>
            <text:p text:style-name="P1">Programming Cable</text:p>
          </draw:text-box>
        </draw:frame>
        <draw:frame draw:style-name="gr4" draw:text-style-name="P1" draw:layer="layout" svg:width="4.553cm" svg:height="2.2cm" svg:x="2.618cm" svg:y="16.3cm">
          <draw:text-box>
            <text:p text:style-name="P1">Xilinx FPGA</text:p>
            <text:p text:style-name="P1">Target System</text:p>
          </draw:text-box>
        </draw:frame>
        <draw:custom-shape draw:style-name="gr5" draw:text-style-name="P1" draw:layer="layout" svg:width="3.1cm" svg:height="0.5cm" svg:x="8.6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8cm" svg:height="1.3cm" svg:x="8.8cm" svg:y="2cm">
          <text:p text:style-name="P1">TCP/IP</text:p>
          <draw:enhanced-geometry svg:viewBox="0 0 21600 21600" draw:text-areas="800 800 20800 20800" draw:type="round-rectangular-callout" draw:modifiers="1118.1720813995 34251.191391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1cm" svg:height="0.5cm" svg:x="9.2cm" svg:y="12.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8cm" svg:height="1.3cm" svg:x="9.6cm" svg:y="10.9cm">
          <text:p text:style-name="P1">JTAG</text:p>
          <draw:enhanced-geometry svg:viewBox="0 0 21600 21600" draw:text-areas="800 800 20800 20800" draw:type="round-rectangular-callout" draw:modifiers="17582.2920385577 36343.1206764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1cm" svg:height="0.5cm" draw:transform="rotate (1.5707963267949) translate (15.5cm 11.1cm)">
          <text:p/>
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8cm" svg:height="1.3cm" svg:x="16.4cm" svg:y="8.2cm">
          <text:p text:style-name="P1">USB</text:p>
          <draw:enhanced-geometry svg:viewBox="0 0 21600 21600" draw:text-areas="800 800 20800 20800" draw:type="round-rectangular-callout" draw:modifiers="-4048.55408782578 8185.08839354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lan Horkel</meta:initial-creator>
    <meta:creation-date>2013-04-28T19:54:17.19</meta:creation-date>
    <dc:date>2013-04-28T21:30:01.05</dc:date>
    <dc:creator>Milan Horkel</dc:creator>
    <meta:editing-duration>PT1H5M33S</meta:editing-duration>
    <meta:editing-cycles>1</meta:editing-cycles>
    <meta:document-statistic meta:object-count="14"/>
    <meta:generator>LibreOffice/3.6$Windows_x86 LibreOffice_project/e29a214-2bbed72-0621de6-a97528c-8f066d</meta:generator>
  </office:meta>
</office:document-meta>
</file>